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objectwithoutfill">
      <style:graphic-properties draw:marker-end="Arrowheads_20_2" draw:marker-end-width="0.3cm" draw:fill="none" draw:textarea-vertical-align="middl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239cm" fo:min-width="2.153cm"/>
      <style:paragraph-properties style:writing-mode="lr-tb"/>
    </style:style>
    <style:style style:name="gr3" style:family="graphic" style:parent-style-name="objectwithoutfill">
      <style:graphic-properties draw:textarea-vertical-align="middle" draw:auto-grow-height="false" fo:min-height="0.703cm" fo:min-width="2.993cm"/>
    </style:style>
    <style:style style:name="gr4" style:family="graphic" style:parent-style-name="objectwithoutfill">
      <style:graphic-properties draw:marker-end="Arrowheads_20_3" draw:marker-end-width="0.3cm" draw:fill="none" draw:textarea-vertical-align="middle"/>
    </style:style>
    <style:style style:name="gr5" style:family="graphic" style:parent-style-name="objectwithoutfill">
      <style:graphic-properties draw:textarea-vertical-align="middle" draw:auto-grow-height="false" fo:min-height="0.067cm" fo:min-width="1.08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239cm" fo:min-width="0.41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239cm" fo:min-width="0.535cm"/>
      <style:paragraph-properties style:writing-mode="lr-tb"/>
    </style:style>
    <style:style style:name="gr8" style:family="graphic" style:parent-style-name="objectwithoutfill">
      <style:graphic-properties draw:textarea-vertical-align="middle" draw:auto-grow-height="false" fo:min-height="0.385cm" fo:min-width="3.31cm"/>
      <style:paragraph-properties style:writing-mode="lr-tb"/>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objectwithoutfill">
      <style:graphic-properties draw:textarea-vertical-align="middle" draw:auto-grow-height="false" fo:min-height="1.02cm" fo:min-width="1.72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5cm" fo:min-width="1.187cm"/>
      <style:paragraph-properties style:writing-mode="lr-tb"/>
    </style:style>
    <style:style style:name="gr12" style:family="graphic" style:parent-style-name="objectwithoutfill">
      <style:graphic-properties draw:marker-end="Arrowheads_20_5"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477cm" fo:min-width="2.881cm"/>
      <style:paragraph-properties style:writing-mode="lr-tb"/>
    </style:style>
    <style:style style:name="gr14" style:family="graphic" style:parent-style-name="objectwithoutfill">
      <style:graphic-properties draw:textarea-vertical-align="middle" draw:auto-grow-height="false" fo:min-height="0.067cm" fo:min-width="0.453cm"/>
      <style:paragraph-properties style:writing-mode="lr-tb"/>
    </style:style>
    <style:style style:name="gr15" style:family="graphic" style:parent-style-name="objectwithoutfill">
      <style:graphic-properties draw:marker-end="Arrowheads_20_6"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239cm" fo:min-width="1.733cm"/>
      <style:paragraph-properties style:writing-mode="lr-tb"/>
    </style:style>
    <style:style style:name="gr17" style:family="graphic" style:parent-style-name="objectwithoutfill">
      <style:graphic-properties draw:marker-end="Arrowheads_20_7" draw:marker-end-width="0.3cm" draw:fill="none" draw:textarea-vertical-align="middle"/>
      <style:paragraph-properties style:writing-mode="lr-tb"/>
    </style:style>
    <style:style style:name="gr18" style:family="graphic" style:parent-style-name="objectwithoutfill">
      <style:graphic-properties draw:textarea-vertical-align="middle" draw:auto-grow-height="false" fo:min-height="0cm" fo:min-width="1.128cm"/>
    </style:style>
    <style:style style:name="gr19" style:family="graphic" style:parent-style-name="standard">
      <style:graphic-properties draw:stroke="none" svg:stroke-color="#000000" draw:fill="none" draw:fill-color="#ffffff" draw:textarea-horizontal-align="left" draw:auto-grow-height="true" draw:auto-grow-width="true" fo:min-height="0.477cm" fo:min-width="0.99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239cm" fo:min-width="1.636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239cm" fo:min-width="1.979cm"/>
      <style:paragraph-properties style:writing-mode="lr-tb"/>
    </style:style>
    <style:style style:name="gr22" style:family="graphic" style:parent-style-name="objectwithoutfill">
      <style:graphic-properties draw:textarea-vertical-align="middle" draw:auto-grow-height="false" fo:min-height="0.163cm" fo:min-width="0.33cm" fo:wrap-option="no-wrap"/>
      <style:paragraph-properties style:writing-mode="lr-tb"/>
    </style:style>
    <style:style style:name="gr23" style:family="graphic" style:parent-style-name="objectwithoutfill">
      <style:graphic-properties draw:textarea-vertical-align="middle" draw:auto-grow-height="false" fo:min-height="0.574cm" fo:min-width="0.537cm" fo:wrap-option="no-wrap"/>
      <style:paragraph-properties style:writing-mode="lr-tb"/>
    </style:style>
    <style:style style:name="gr24" style:family="graphic" style:parent-style-name="standard">
      <style:graphic-properties draw:textarea-horizontal-align="justify" draw:textarea-vertical-align="middle" draw:auto-grow-height="false" fo:min-height="0.385cm" fo:min-width="1.405cm"/>
      <style:paragraph-properties style:writing-mode="lr-tb"/>
    </style:style>
    <style:style style:name="gr25" style:family="graphic" style:parent-style-name="objectwithoutfill">
      <style:graphic-properties draw:textarea-vertical-align="middle" draw:auto-grow-height="false" fo:min-height="0cm" fo:min-width="1.128cm"/>
      <style:paragraph-properties style:writing-mode="lr-tb"/>
    </style:style>
    <style:style style:name="gr26" style:family="graphic" style:parent-style-name="standard">
      <style:graphic-properties draw:textarea-horizontal-align="justify" draw:textarea-vertical-align="middle" draw:auto-grow-height="false" fo:min-height="0.385cm" fo:min-width="1.723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77cm" fo:min-width="1.183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477cm" fo:min-width="0.933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5cm" fo:min-width="1.932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239cm" fo:min-width="2.178cm"/>
      <style:paragraph-properties style:writing-mode="lr-tb"/>
    </style:style>
    <style:style style:name="gr31" style:family="graphic" style:parent-style-name="objectwithoutfill">
      <style:graphic-properties draw:textarea-vertical-align="middle" draw:auto-grow-height="false" fo:min-height="0cm" fo:min-width="0.33cm" fo:wrap-option="no-wrap"/>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2.143cm" fo:min-width="5.09cm"/>
      <style:paragraph-properties style:writing-mode="lr-tb"/>
    </style:style>
    <style:style style:name="gr33" style:family="graphic" style:parent-style-name="objectwithoutfill">
      <style:graphic-properties draw:marker-end="Arrowheads_20_8" draw:marker-end-width="0.3cm"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715cm" fo:min-width="2.77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239cm" fo:min-width="2.225cm"/>
      <style:paragraph-properties style:writing-mode="lr-tb"/>
    </style:style>
    <style:style style:name="gr36" style:family="graphic" style:parent-style-name="objectwithoutfill">
      <style:graphic-properties draw:textarea-vertical-align="middle" draw:auto-grow-height="false" fo:min-height="0.702cm" fo:min-width="2.04cm"/>
      <style:paragraph-properties style:writing-mode="lr-tb"/>
    </style:style>
    <style:style style:name="gr37" style:family="graphic" style:parent-style-name="objectwithoutfill">
      <style:graphic-properties draw:textarea-vertical-align="middle" draw:auto-grow-height="false" fo:min-height="0.227cm" fo:min-width="0.612cm"/>
      <style:paragraph-properties style:writing-mode="lr-tb"/>
    </style:style>
    <style:style style:name="gr38" style:family="graphic" style:parent-style-name="objectwithoutfill">
      <style:graphic-properties draw:textarea-vertical-align="middle" draw:auto-grow-height="false" fo:min-height="1.655cm" fo:min-width="1.723cm"/>
      <style:paragraph-properties style:writing-mode="lr-tb"/>
    </style:style>
    <style:style style:name="gr39" style:family="graphic" style:parent-style-name="objectwithoutfill">
      <style:graphic-properties draw:textarea-vertical-align="middle" draw:auto-grow-height="false" fo:min-height="0.702cm" fo:min-width="1.723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text-align="center" style:writing-mode="lr-tb"/>
    </style:style>
    <style:style style:name="P6" style:family="paragraph">
      <style:text-properties fo:color="#c9211e" loext:opacity="100%" fo:font-weight="bold"/>
    </style:style>
    <style:style style:name="P7" style:family="paragraph">
      <loext:graphic-properties draw:fill="none" draw:fill-color="#ffffff"/>
      <style:text-properties fo:color="#c9211e" loext:opacity="100%" fo:font-size="14pt" fo:font-weight="bold"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2" draw:layer="layout" svg:x1="9.255cm" svg:y1="2.905cm" svg:x2="9.255cm" svg:y2="4.492cm">
          <text:p text:style-name="P1"/>
          <text:p text:style-name="P1"/>
        </draw:line>
        <draw:frame draw:style-name="gr2" draw:text-style-name="P3" draw:layer="layout" svg:width="2.653cm" svg:height="0.489cm" svg:x="9.142cm" svg:y="3.222cm">
          <draw:text-box>
            <text:p>Word instruction (0:31)</text:p>
          </draw:text-box>
        </draw:frame>
        <draw:custom-shape draw:style-name="gr3" draw:text-style-name="P1" draw:layer="layout" svg:width="3.493cm" svg:height="0.953cm" svg:x="7.667cm" svg:y="4.492cm">
          <text:p/>
          <draw:enhanced-geometry svg:viewBox="0 0 21600 21600" draw:type="rectangle" draw:enhanced-path="M 0 0 L 21600 0 21600 21600 0 21600 0 0 Z N"/>
        </draw:custom-shape>
        <draw:line draw:style-name="gr4" draw:text-style-name="P4" draw:layer="layout" svg:x1="9.255cm" svg:y1="5.445cm" svg:x2="9.255cm" svg:y2="6.397cm">
          <text:p/>
        </draw:line>
        <draw:custom-shape draw:style-name="gr5" draw:text-style-name="P5" draw:layer="layout" svg:width="1.588cm" svg:height="0.317cm" svg:x="7.667cm" svg:y="4.81cm">
          <text:p text:style-name="P5">prefix</text:p>
          <draw:enhanced-geometry svg:viewBox="0 0 21600 21600" draw:type="rectangle" draw:enhanced-path="M 0 0 L 21600 0 21600 21600 0 21600 0 0 Z N"/>
        </draw:custom-shape>
        <draw:custom-shape draw:style-name="gr5" draw:text-style-name="P5" draw:layer="layout" svg:width="1.588cm" svg:height="0.317cm" svg:x="9.572cm" svg:y="4.81cm">
          <text:p text:style-name="P5">Suffix</text:p>
          <draw:enhanced-geometry svg:viewBox="0 0 21600 21600" draw:type="rectangle" draw:enhanced-path="M 0 0 L 21600 0 21600 21600 0 21600 0 0 Z N"/>
        </draw:custom-shape>
        <draw:frame draw:style-name="gr6" draw:text-style-name="P3" draw:layer="layout" svg:width="0.917cm" svg:height="0.489cm" svg:x="7.985cm" svg:y="4.956cm">
          <draw:text-box>
            <text:p>0:31</text:p>
          </draw:text-box>
        </draw:frame>
        <draw:frame draw:style-name="gr7" draw:text-style-name="P3" draw:layer="layout" svg:width="1.035cm" svg:height="0.489cm" svg:x="9.89cm" svg:y="4.956cm">
          <draw:text-box>
            <text:p>32:63</text:p>
          </draw:text-box>
        </draw:frame>
        <draw:frame draw:style-name="gr6" draw:text-style-name="P3" draw:layer="layout" svg:width="0.917cm" svg:height="0.489cm" svg:x="9.142cm" svg:y="5.445cm">
          <draw:text-box>
            <text:p>0:63</text:p>
          </draw:text-box>
        </draw:frame>
        <draw:custom-shape draw:style-name="gr8" draw:text-style-name="P5" draw:layer="layout" svg:width="3.81cm" svg:height="0.635cm" svg:x="7.35cm" svg:y="6.397cm">
          <text:p text:style-name="P5">Identify</text:p>
          <draw:enhanced-geometry svg:viewBox="0 0 21600 21600" draw:type="rectangle" draw:enhanced-path="M 0 0 L 21600 0 21600 21600 0 21600 0 0 Z N"/>
        </draw:custom-shape>
        <draw:line draw:style-name="gr9" draw:text-style-name="P4" draw:layer="layout" svg:x1="12.123cm" svg:y1="6.568cm" svg:x2="13.393cm" svg:y2="7.521cm">
          <text:p/>
        </draw:line>
        <draw:custom-shape draw:style-name="gr10" draw:text-style-name="P5" draw:layer="layout" svg:width="2.222cm" svg:height="1.27cm" svg:x="13.393cm" svg:y="7.203cm">
          <text:p text:style-name="P5">Branh</text:p>
          <draw:enhanced-geometry svg:viewBox="0 0 21600 21600" draw:type="rectangle" draw:enhanced-path="M 0 0 L 21600 0 21600 21600 0 21600 0 0 Z N"/>
        </draw:custom-shape>
        <draw:frame draw:style-name="gr11" draw:text-style-name="P3" draw:layer="layout" svg:width="1.687cm" svg:height="0.965cm" svg:x="11.795cm" svg:y="6.08cm">
          <draw:text-box>
            <text:p>Is branch?</text:p>
            <text:p>Is returning?</text:p>
            <text:p/>
          </draw:text-box>
        </draw:frame>
        <draw:line draw:style-name="gr12" draw:text-style-name="P4" draw:layer="layout" svg:x1="15.287cm" svg:y1="8.62cm" svg:x2="9.572cm" svg:y2="1.317cm">
          <text:p/>
        </draw:line>
        <draw:frame draw:style-name="gr13" draw:text-style-name="P3" draw:layer="layout" svg:width="3.381cm" svg:height="0.727cm" svg:x="15.081cm" svg:y="8.62cm">
          <draw:text-box>
            <text:p>Next Instruction Address (NIA)</text:p>
            <text:p>Branch effective address <text:s/>(EA)</text:p>
          </draw:text-box>
        </draw:frame>
        <draw:custom-shape draw:style-name="gr14" draw:text-style-name="P5" draw:layer="layout" svg:width="0.953cm" svg:height="0.317cm" svg:x="13.71cm" svg:y="7.521cm">
          <text:p text:style-name="P5">64b adder</text:p>
          <draw:enhanced-geometry svg:viewBox="0 0 21600 21600" draw:type="rectangle" draw:enhanced-path="M 0 0 L 21600 0 21600 21600 0 21600 0 0 Z N"/>
        </draw:custom-shape>
        <draw:line draw:style-name="gr15" draw:text-style-name="P4" draw:layer="layout" svg:x1="11.805cm" svg:y1="6.886cm" svg:x2="13.075cm" svg:y2="7.838cm">
          <text:p/>
        </draw:line>
        <draw:frame draw:style-name="gr16" draw:text-style-name="P3" draw:layer="layout" svg:width="2.233cm" svg:height="0.489cm" svg:x="10.832cm" svg:y="7.178cm">
          <draw:text-box>
            <text:p>32b or 64b mode?</text:p>
          </draw:text-box>
        </draw:frame>
        <draw:line draw:style-name="gr17" draw:text-style-name="P2" draw:layer="layout" svg:x1="14.663cm" svg:y1="8.473cm" svg:x2="14.663cm" svg:y2="9.743cm">
          <text:p text:style-name="P1">Err_undefined</text:p>
          <text:p text:style-name="P1"/>
        </draw:line>
        <draw:custom-shape draw:style-name="gr18" draw:text-style-name="P1" draw:layer="layout" svg:width="1.86cm" svg:height="0.317cm" draw:transform="rotate (-0.701273293451322) translate (10.74cm 7.3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3" draw:layer="layout" svg:width="1.497cm" svg:height="0.727cm" svg:x="10.535cm" svg:y="8.156cm">
          <draw:text-box>
            <text:p>Immediate</text:p>
            <text:p>address</text:p>
          </draw:text-box>
        </draw:frame>
        <draw:custom-shape draw:style-name="gr18" draw:text-style-name="P1" draw:layer="layout" svg:width="1.86cm" svg:height="0.317cm" draw:transform="rotate (-1.82543986466087) translate (14.792cm 5.2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1.86cm" svg:height="0.317cm" draw:transform="rotate (-1.82543986466087) translate (15.745cm 5.2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3" draw:layer="layout" svg:width="2.136cm" svg:height="0.489cm" svg:x="12.834cm" svg:y="4.81cm">
          <draw:text-box>
            <text:p>Link register (LR)</text:p>
          </draw:text-box>
        </draw:frame>
        <draw:frame draw:style-name="gr21" draw:text-style-name="P3" draw:layer="layout" svg:width="2.479cm" svg:height="0.489cm" svg:x="15.605cm" svg:y="4.956cm">
          <draw:text-box>
            <text:p>Count register (CTR)</text:p>
          </draw:text-box>
        </draw:frame>
        <draw:custom-shape draw:style-name="gr22" draw:text-style-name="P5" draw:layer="layout" svg:width="1.27cm" svg:height="0.635cm" svg:x="15.287cm" svg:y="6.715cm">
          <text:p text:style-name="P5">Page 3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5" draw:layer="layout" svg:width="1.587cm" svg:height="1.27cm" svg:x="14.335cm" svg:y="3.54cm">
          <text:p text:style-name="P5">Branch</text:p>
          <text:p text:style-name="P5">Facility</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4" draw:text-style-name="P5" draw:layer="layout" svg:width="1.905cm" svg:height="0.635cm" svg:x="17.827cm" svg:y="7.35cm">
          <text:p text:style-name="P5">Trap handlers</text:p>
          <draw:enhanced-geometry svg:viewBox="0 0 21600 21600" draw:type="rectangle" draw:enhanced-path="M 0 0 L 21600 0 21600 21600 0 21600 0 0 Z N"/>
        </draw:custom-shape>
        <draw:custom-shape draw:style-name="gr25" draw:text-style-name="P5" draw:layer="layout" svg:width="1.86cm" svg:height="0.317cm" draw:transform="rotate (-2.88869444497581) translate (17.8cm 7.818cm)">
          <text:p text:style-name="P5">Trap addr.</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5" draw:layer="layout" svg:width="1.86cm" svg:height="0.317cm" draw:transform="rotate (0.275063890114306) translate (15.912cm 7.562cm)">
          <text:p text:style-name="P5">addr</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5" draw:layer="layout" svg:width="1.905cm" svg:height="0.635cm" svg:x="17.827cm" svg:y="6.397cm">
          <text:p text:style-name="P5">Event based</text:p>
          <text:p text:style-name="P5">handlers</text:p>
          <draw:enhanced-geometry svg:viewBox="0 0 21600 21600" draw:type="rectangle" draw:enhanced-path="M 0 0 L 21600 0 21600 21600 0 21600 0 0 Z N"/>
        </draw:custom-shape>
        <draw:custom-shape draw:style-name="gr26" draw:text-style-name="P5" draw:layer="layout" svg:width="2.223cm" svg:height="0.635cm" svg:x="17.827cm" svg:y="5.445cm">
          <text:p text:style-name="P5">System error handler</text:p>
          <draw:enhanced-geometry svg:viewBox="0 0 21600 21600" draw:type="rectangle" draw:enhanced-path="M 0 0 L 21600 0 21600 21600 0 21600 0 0 Z N"/>
        </draw:custom-shape>
        <draw:line draw:style-name="gr9" draw:text-style-name="P4" draw:layer="layout" svg:x1="11.795cm" svg:y1="9.255cm" svg:x2="13.065cm" svg:y2="8.302cm">
          <text:p/>
        </draw:line>
        <draw:frame draw:style-name="gr27" draw:text-style-name="P3" draw:layer="layout" svg:width="1.683cm" svg:height="0.727cm" svg:x="12.017cm" svg:y="8.62cm">
          <draw:text-box>
            <text:p>Event based</text:p>
            <text:p>exception</text:p>
          </draw:text-box>
        </draw:frame>
        <draw:line draw:style-name="gr9" draw:text-style-name="P4" draw:layer="layout" svg:x1="12.43cm" svg:y1="9.89cm" svg:x2="13.7cm" svg:y2="8.937cm">
          <text:p/>
        </draw:line>
        <draw:frame draw:style-name="gr28" draw:text-style-name="P3" draw:layer="layout" svg:width="1.433cm" svg:height="0.727cm" svg:x="12.267cm" svg:y="9.255cm">
          <draw:text-box>
            <text:p>Exception</text:p>
            <text:p/>
          </draw:text-box>
        </draw:frame>
        <draw:line draw:style-name="gr9" draw:text-style-name="P4" draw:layer="layout" svg:x1="12.91cm" svg:y1="10.208cm" svg:x2="14.18cm" svg:y2="9.255cm">
          <text:p/>
        </draw:line>
        <draw:frame draw:style-name="gr29" draw:text-style-name="P3" draw:layer="layout" svg:width="2.432cm" svg:height="0.965cm" svg:x="13.065cm" svg:y="9.89cm">
          <draw:text-box>
            <text:p>Is Trap?</text:p>
            <text:p>(Where to detect it?)</text:p>
            <text:p/>
          </draw:text-box>
        </draw:frame>
        <draw:custom-shape draw:style-name="gr22" draw:text-style-name="P5" draw:layer="layout" svg:width="1.27cm" svg:height="0.635cm" svg:x="10.799cm" svg:y="9.141cm">
          <text:p text:style-name="P5">Page 112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1.86cm" svg:height="0.317cm" draw:transform="rotate (-1.82543986466087) translate (15.287cm 5.2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3" draw:layer="layout" svg:width="2.678cm" svg:height="0.489cm" svg:x="15.031cm" svg:y="4.638cm">
          <draw:text-box>
            <text:p>Condition register (CR)</text:p>
          </draw:text-box>
        </draw:frame>
        <draw:custom-shape draw:style-name="gr23" draw:text-style-name="P5" draw:layer="layout" svg:width="1.587cm" svg:height="1.27cm" svg:x="10.524cm" svg:y="11.16cm">
          <text:p text:style-name="P5">Fixed Point</text:p>
          <text:p text:style-name="P5">Facility</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5" draw:layer="layout" svg:width="1.27cm" svg:height="0.318cm" svg:x="11.477cm" svg:y="12.112cm">
          <text:p text:style-name="P5">Page 4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2" draw:text-style-name="P3" draw:layer="layout" svg:width="5.59cm" svg:height="2.393cm" svg:x="1.952cm" svg:y="2.875cm">
          <draw:text-box>
            <text:p>Idea:</text:p>
            <text:p>When a branch is decoded, stop Instruction fetch and </text:p>
            <text:p>Drop the last fetch if a branch is taken.</text:p>
            <text:p/>
            <text:p>Until we resolve the Next Instruction Address</text:p>
            <text:p>That implies:</text:p>
            <text:p><text:s/>- I should compute the branch target as early</text:p>
            <text:p>As possible</text:p>
            <text:p>- Branch Facility needs it’s own adder</text:p>
          </draw:text-box>
        </draw:frame>
        <draw:custom-shape draw:style-name="gr23" draw:text-style-name="P5" draw:layer="layout" svg:width="1.587cm" svg:height="1.27cm" svg:x="11.16cm" svg:y="2.27cm">
          <text:p text:style-name="P5">Instruction</text:p>
          <text:p text:style-name="P5">fetch</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33" draw:text-style-name="P4" draw:layer="layout" svg:x1="7.032cm" svg:y1="2.27cm" svg:x2="8.302cm" svg:y2="4.175cm">
          <text:p/>
        </draw:line>
        <draw:frame draw:style-name="gr34" draw:text-style-name="P3" draw:layer="layout" svg:width="3.275cm" svg:height="0.965cm" svg:x="4.81cm" svg:y="1.622cm">
          <draw:text-box>
            <text:p>BigEndian / littleEndian mode</text:p>
            <text:p>Section 1.10.2</text:p>
            <text:p>LE mode bit 4.2.1</text:p>
          </draw:text-box>
        </draw:frame>
        <draw:frame draw:style-name="gr35" draw:text-style-name="P3" draw:layer="layout" svg:width="2.725cm" svg:height="0.489cm" svg:x="9.525cm" svg:y="3.848cm">
          <draw:text-box>
            <text:p>Endianess independent</text:p>
          </draw:text-box>
        </draw:frame>
        <draw:custom-shape draw:style-name="gr36" draw:text-style-name="P5" draw:layer="layout" svg:width="2.54cm" svg:height="0.952cm" svg:x="8.302cm" svg:y="1.635cm">
          <text:p text:style-name="P5">Cache</text:p>
          <draw:enhanced-geometry svg:viewBox="0 0 21600 21600" draw:type="rectangle" draw:enhanced-path="M 0 0 L 21600 0 21600 21600 0 21600 0 0 Z N"/>
        </draw:custom-shape>
        <draw:custom-shape draw:style-name="gr37" draw:text-style-name="P5" draw:layer="layout" svg:width="1.27cm" svg:height="0.635cm" svg:x="10.207cm" svg:y="1.317cm">
          <text:p text:style-name="P5">CLOCKED</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8" draw:text-style-name="P5" draw:layer="layout" svg:width="2.223cm" svg:height="1.905cm" svg:x="3.222cm" svg:y="7.667cm">
          <text:p text:style-name="P5">DECODE ???</text:p>
          <draw:enhanced-geometry svg:viewBox="0 0 21600 21600" draw:type="rectangle" draw:enhanced-path="M 0 0 L 21600 0 21600 21600 0 21600 0 0 Z N"/>
        </draw:custom-shape>
        <draw:custom-shape draw:style-name="gr38" draw:text-style-name="P5" draw:layer="layout" svg:width="2.223cm" svg:height="1.905cm" svg:x="3.222cm" svg:y="11.16cm">
          <text:p text:style-name="P5">EXECUTE...</text:p>
          <draw:enhanced-geometry svg:viewBox="0 0 21600 21600" draw:type="rectangle" draw:enhanced-path="M 0 0 L 21600 0 21600 21600 0 21600 0 0 Z N"/>
        </draw:custom-shape>
        <draw:custom-shape draw:style-name="gr37" draw:text-style-name="P5" draw:layer="layout" svg:width="1.27cm" svg:height="0.635cm" svg:x="5.445cm" svg:y="9.89cm">
          <text:p text:style-name="P5">CLOCKED</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9" draw:text-style-name="P5" draw:layer="layout" svg:width="2.223cm" svg:height="0.952cm" svg:x="3.222cm" svg:y="9.89cm">
          <text:p text:style-name="P5">REGISTER</text:p>
          <draw:enhanced-geometry svg:viewBox="0 0 21600 21600" draw:type="rectangle" draw:enhanced-path="M 0 0 L 21600 0 21600 21600 0 21600 0 0 Z N"/>
        </draw:custom-shape>
        <draw:frame draw:style-name="gr40" draw:text-style-name="P7" draw:layer="layout" svg:width="6.032cm" svg:height="1.361cm" svg:x="16.24cm" svg:y="1cm">
          <draw:text-box>
            <text:p text:style-name="P6"><text:span text:style-name="T1">THIS IS A DRAFT</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cm" svg:stroke-color="#000000"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fo:font-size="6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svg:stroke-color="#000000"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7-09T19:18:42.775623922</meta:creation-date>
    <dc:date>2022-07-10T21:27:42.469023873</dc:date>
    <meta:editing-duration>PT6H39M6S</meta:editing-duration>
    <meta:editing-cycles>37</meta:editing-cycles>
    <meta:generator>LibreOffice/7.1.3.2$Linux_X86_64 LibreOffice_project/47f78053abe362b9384784d31a6e56f8511eb1c1</meta:generator>
    <meta:document-statistic meta:object-count="55"/>
  </office:meta>
</office:document-meta>
</file>